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13.388cm"/>
    </style:style>
    <style:style style:name="Таблиця1.B" style:family="table-column">
      <style:table-column-properties style:column-width="3.625cm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8.5cm"/>
    </style:style>
    <style:style style:name="Таблиця2.B" style:family="table-column">
      <style:table-column-properties style:column-width="8.513cm"/>
    </style:style>
    <style:style style:name="Таблиця2.A1" style:family="table-cell">
      <style:table-cell-properties fo:background-color="#5eb9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я2.B1" style:family="table-cell">
      <style:table-cell-properties fo:background-color="#5eb91e" fo:padding="0.097cm" fo:border="0.05pt solid #000000">
        <style:background-image/>
      </style:table-cell-properties>
    </style:style>
    <style:style style:name="Таблиця2.A2" style:family="table-cell">
      <style:table-cell-properties fo:padding="0.097cm" fo:border-left="0.05pt solid #000000" fo:border-right="none" fo:border-top="none" fo:border-bottom="0.05pt solid #000000"/>
    </style:style>
    <style:style style:name="Таблиця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.A3" style:family="table-cell">
      <style:table-cell-properties fo:padding="0.097cm" fo:border-left="0.05pt solid #000000" fo:border-right="none" fo:border-top="none" fo:border-bottom="0.05pt solid #000000"/>
    </style:style>
    <style:style style:name="Таблиця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.A4" style:family="table-cell">
      <style:table-cell-properties fo:padding="0.097cm" fo:border-left="0.05pt solid #000000" fo:border-right="none" fo:border-top="none" fo:border-bottom="0.05pt solid #000000"/>
    </style:style>
    <style:style style:name="Таблиця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2.A5" style:family="table-cell">
      <style:table-cell-properties fo:padding="0.097cm" fo:border-left="0.05pt solid #000000" fo:border-right="none" fo:border-top="none" fo:border-bottom="0.05pt solid #000000"/>
    </style:style>
    <style:style style:name="Таблиця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17.013cm" fo:margin-left="0cm" table:align="left"/>
    </style:style>
    <style:style style:name="Таблиця3.A" style:family="table-column">
      <style:table-column-properties style:column-width="1.508cm"/>
    </style:style>
    <style:style style:name="Таблиця3.B" style:family="table-column">
      <style:table-column-properties style:column-width="6.085cm"/>
    </style:style>
    <style:style style:name="Таблиця3.C" style:family="table-column">
      <style:table-column-properties style:column-width="2.355cm"/>
    </style:style>
    <style:style style:name="Таблиця3.A1" style:family="table-cell">
      <style:table-cell-properties fo:background-color="#5eb91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я3.C1" style:family="table-cell">
      <style:table-cell-properties fo:background-color="#5eb91e" fo:padding="0.097cm" fo:border="0.05pt solid #000000">
        <style:background-image/>
      </style:table-cell-properties>
    </style:style>
    <style:style style:name="Таблиця3.C2" style:family="table-cell">
      <style:table-cell-properties fo:background-color="#5eb91e" fo:padding="0.097cm" fo:border-left="0.05pt solid #000000" fo:border-right="none" fo:border-top="none" fo:border-bottom="0.05pt solid #000000">
        <style:background-image/>
      </style:table-cell-properties>
    </style:style>
    <style:style style:name="Таблиця3.F2" style:family="table-cell">
      <style:table-cell-properties fo:background-color="#5eb91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я3.A3" style:family="table-cell">
      <style:table-cell-properties fo:padding="0.097cm" fo:border-left="0.05pt solid #000000" fo:border-right="none" fo:border-top="none" fo:border-bottom="0.05pt solid #000000"/>
    </style:style>
    <style:style style:name="Таблиця3.B3" style:family="table-cell">
      <style:table-cell-properties fo:padding="0.097cm" fo:border-left="0.05pt solid #000000" fo:border-right="none" fo:border-top="none" fo:border-bottom="0.05pt solid #000000"/>
    </style:style>
    <style:style style:name="Таблиця3.C3" style:family="table-cell">
      <style:table-cell-properties fo:padding="0.097cm" fo:border-left="0.05pt solid #000000" fo:border-right="none" fo:border-top="none" fo:border-bottom="0.05pt solid #000000"/>
    </style:style>
    <style:style style:name="Таблиця3.D3" style:family="table-cell">
      <style:table-cell-properties fo:padding="0.097cm" fo:border-left="0.05pt solid #000000" fo:border-right="none" fo:border-top="none" fo:border-bottom="0.05pt solid #000000"/>
    </style:style>
    <style:style style:name="Таблиця3.E3" style:family="table-cell">
      <style:table-cell-properties fo:padding="0.097cm" fo:border-left="0.05pt solid #000000" fo:border-right="none" fo:border-top="none" fo:border-bottom="0.05pt solid #000000"/>
    </style:style>
    <style:style style:name="Таблиця3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3.A4" style:family="table-cell">
      <style:table-cell-properties fo:padding="0.097cm" fo:border-left="0.05pt solid #000000" fo:border-right="none" fo:border-top="none" fo:border-bottom="0.05pt solid #000000"/>
    </style:style>
    <style:style style:name="Таблиця3.B4" style:family="table-cell">
      <style:table-cell-properties fo:padding="0.097cm" fo:border-left="0.05pt solid #000000" fo:border-right="none" fo:border-top="none" fo:border-bottom="0.05pt solid #000000"/>
    </style:style>
    <style:style style:name="Таблиця3.C4" style:family="table-cell">
      <style:table-cell-properties fo:padding="0.097cm" fo:border-left="0.05pt solid #000000" fo:border-right="none" fo:border-top="none" fo:border-bottom="0.05pt solid #000000"/>
    </style:style>
    <style:style style:name="Таблиця3.D4" style:family="table-cell">
      <style:table-cell-properties fo:padding="0.097cm" fo:border-left="0.05pt solid #000000" fo:border-right="none" fo:border-top="none" fo:border-bottom="0.05pt solid #000000"/>
    </style:style>
    <style:style style:name="Таблиця3.E4" style:family="table-cell">
      <style:table-cell-properties fo:padding="0.097cm" fo:border-left="0.05pt solid #000000" fo:border-right="none" fo:border-top="none" fo:border-bottom="0.05pt solid #000000"/>
    </style:style>
    <style:style style:name="Таблиця3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3.A5" style:family="table-cell">
      <style:table-cell-properties fo:padding="0.097cm" fo:border-left="0.05pt solid #000000" fo:border-right="none" fo:border-top="none" fo:border-bottom="0.05pt solid #000000"/>
    </style:style>
    <style:style style:name="Таблиця3.B5" style:family="table-cell">
      <style:table-cell-properties fo:padding="0.097cm" fo:border-left="0.05pt solid #000000" fo:border-right="none" fo:border-top="none" fo:border-bottom="0.05pt solid #000000"/>
    </style:style>
    <style:style style:name="Таблиця3.C5" style:family="table-cell">
      <style:table-cell-properties fo:padding="0.097cm" fo:border-left="0.05pt solid #000000" fo:border-right="none" fo:border-top="none" fo:border-bottom="0.05pt solid #000000"/>
    </style:style>
    <style:style style:name="Таблиця3.D5" style:family="table-cell">
      <style:table-cell-properties fo:padding="0.097cm" fo:border-left="0.05pt solid #000000" fo:border-right="none" fo:border-top="none" fo:border-bottom="0.05pt solid #000000"/>
    </style:style>
    <style:style style:name="Таблиця3.E5" style:family="table-cell">
      <style:table-cell-properties fo:padding="0.097cm" fo:border-left="0.05pt solid #000000" fo:border-right="none" fo:border-top="none" fo:border-bottom="0.05pt solid #000000"/>
    </style:style>
    <style:style style:name="Таблиця3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3.A6" style:family="table-cell">
      <style:table-cell-properties fo:padding="0.097cm" fo:border-left="0.05pt solid #000000" fo:border-right="none" fo:border-top="none" fo:border-bottom="0.05pt solid #000000"/>
    </style:style>
    <style:style style:name="Таблиця3.B6" style:family="table-cell">
      <style:table-cell-properties fo:padding="0.097cm" fo:border-left="0.05pt solid #000000" fo:border-right="none" fo:border-top="none" fo:border-bottom="0.05pt solid #000000"/>
    </style:style>
    <style:style style:name="Таблиця3.C6" style:family="table-cell">
      <style:table-cell-properties fo:padding="0.097cm" fo:border-left="0.05pt solid #000000" fo:border-right="none" fo:border-top="none" fo:border-bottom="0.05pt solid #000000"/>
    </style:style>
    <style:style style:name="Таблиця3.D6" style:family="table-cell">
      <style:table-cell-properties fo:padding="0.097cm" fo:border-left="0.05pt solid #000000" fo:border-right="none" fo:border-top="none" fo:border-bottom="0.05pt solid #000000"/>
    </style:style>
    <style:style style:name="Таблиця3.E6" style:family="table-cell">
      <style:table-cell-properties fo:padding="0.097cm" fo:border-left="0.05pt solid #000000" fo:border-right="none" fo:border-top="none" fo:border-bottom="0.05pt solid #000000"/>
    </style:style>
    <style:style style:name="Таблиця3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3.A7" style:family="table-cell">
      <style:table-cell-properties fo:padding="0.097cm" fo:border-left="0.05pt solid #000000" fo:border-right="none" fo:border-top="none" fo:border-bottom="0.05pt solid #000000"/>
    </style:style>
    <style:style style:name="Таблиця3.B7" style:family="table-cell">
      <style:table-cell-properties fo:padding="0.097cm" fo:border-left="0.05pt solid #000000" fo:border-right="none" fo:border-top="none" fo:border-bottom="0.05pt solid #000000"/>
    </style:style>
    <style:style style:name="Таблиця3.C7" style:family="table-cell">
      <style:table-cell-properties fo:padding="0.097cm" fo:border-left="0.05pt solid #000000" fo:border-right="none" fo:border-top="none" fo:border-bottom="0.05pt solid #000000"/>
    </style:style>
    <style:style style:name="Таблиця3.D7" style:family="table-cell">
      <style:table-cell-properties fo:padding="0.097cm" fo:border-left="0.05pt solid #000000" fo:border-right="none" fo:border-top="none" fo:border-bottom="0.05pt solid #000000"/>
    </style:style>
    <style:style style:name="Таблиця3.E7" style:family="table-cell">
      <style:table-cell-properties fo:padding="0.097cm" fo:border-left="0.05pt solid #000000" fo:border-right="none" fo:border-top="none" fo:border-bottom="0.05pt solid #000000"/>
    </style:style>
    <style:style style:name="Таблиця3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3.A8" style:family="table-cell">
      <style:table-cell-properties fo:padding="0.097cm" fo:border-left="0.05pt solid #000000" fo:border-right="none" fo:border-top="none" fo:border-bottom="0.05pt solid #000000"/>
    </style:style>
    <style:style style:name="Таблиця3.B8" style:family="table-cell">
      <style:table-cell-properties fo:padding="0.097cm" fo:border-left="0.05pt solid #000000" fo:border-right="none" fo:border-top="none" fo:border-bottom="0.05pt solid #000000"/>
    </style:style>
    <style:style style:name="Таблиця3.C8" style:family="table-cell">
      <style:table-cell-properties fo:padding="0.097cm" fo:border-left="0.05pt solid #000000" fo:border-right="none" fo:border-top="none" fo:border-bottom="0.05pt solid #000000"/>
    </style:style>
    <style:style style:name="Таблиця3.D8" style:family="table-cell">
      <style:table-cell-properties fo:padding="0.097cm" fo:border-left="0.05pt solid #000000" fo:border-right="none" fo:border-top="none" fo:border-bottom="0.05pt solid #000000"/>
    </style:style>
    <style:style style:name="Таблиця3.E8" style:family="table-cell">
      <style:table-cell-properties fo:padding="0.097cm" fo:border-left="0.05pt solid #000000" fo:border-right="none" fo:border-top="none" fo:border-bottom="0.05pt solid #000000"/>
    </style:style>
    <style:style style:name="Таблиця3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4" style:family="table">
      <style:table-properties style:width="17cm" table:align="margins"/>
    </style:style>
    <style:style style:name="Таблиця4.A" style:family="table-column">
      <style:table-column-properties style:column-width="5.667cm" style:rel-column-width="21845*"/>
    </style:style>
    <style:style style:name="Таблиця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4.C1" style:family="table-cell">
      <style:table-cell-properties fo:padding="0.097cm" fo:border="0.05pt solid #000000"/>
    </style:style>
    <style:style style:name="Таблиця4.A2" style:family="table-cell">
      <style:table-cell-properties fo:padding="0.097cm" fo:border-left="0.05pt solid #000000" fo:border-right="none" fo:border-top="none" fo:border-bottom="0.05pt solid #000000"/>
    </style:style>
    <style:style style:name="Таблиця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17.013cm" fo:margin-left="0cm" table:align="left"/>
    </style:style>
    <style:style style:name="Таблиця5.A" style:family="table-column">
      <style:table-column-properties style:column-width="12.091cm"/>
    </style:style>
    <style:style style:name="Таблиця5.B" style:family="table-column">
      <style:table-column-properties style:column-width="2.461cm"/>
    </style:style>
    <style:style style:name="Таблиця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5.C1" style:family="table-cell">
      <style:table-cell-properties fo:padding="0.097cm" fo:border="0.05pt solid #000000"/>
    </style:style>
    <style:style style:name="Таблиця5.A2" style:family="table-cell">
      <style:table-cell-properties fo:padding="0.097cm" fo:border-left="0.05pt solid #000000" fo:border-right="none" fo:border-top="none" fo:border-bottom="0.05pt solid #000000"/>
    </style:style>
    <style:style style:name="Таблиця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2d71f" officeooo:paragraph-rsid="0002d71f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2f9a7" officeooo:paragraph-rsid="0002f9a7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9400e" officeooo:paragraph-rsid="0009400e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a88d0" officeooo:paragraph-rsid="000a88d0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a88d0" officeooo:paragraph-rsid="000a88d0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a88d0" officeooo:paragraph-rsid="000b4f28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10f34" officeooo:paragraph-rsid="00010f34" style:font-size-asian="14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10f34" officeooo:paragraph-rsid="00010f34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b4f28" officeooo:paragraph-rsid="000b4f28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b4f28" officeooo:paragraph-rsid="000b4f28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b8f59" officeooo:paragraph-rsid="000b8f59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10f34" officeooo:paragraph-rsid="00010f3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a88d0" officeooo:paragraph-rsid="000a88d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b4f28" officeooo:paragraph-rsid="000b4f2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 fo:text-align="center" style:justify-single-word="false"/>
      <style:text-properties officeooo:paragraph-rsid="00010f34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0b8f59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0b8f59" officeooo:paragraph-rsid="000b8f59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0b8f59" officeooo:paragraph-rsid="000d4739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0d4739" officeooo:paragraph-rsid="000e734a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10f34" officeooo:paragraph-rsid="00010f34" style:font-size-asian="14pt" style:font-size-complex="14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2d71f" officeooo:paragraph-rsid="0002d71f" style:font-size-asian="14pt" style:font-size-complex="14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2d71f" officeooo:paragraph-rsid="00051874" style:font-size-asian="14pt" style:font-size-complex="14pt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Times New Roman" fo:font-size="14pt" officeooo:rsid="0002d71f" officeooo:paragraph-rsid="0002d71f" style:font-size-asian="14pt" style:font-size-complex="14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47fce" officeooo:paragraph-rsid="00047fce" style:font-size-asian="14pt" style:font-size-complex="14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051874" officeooo:paragraph-rsid="00051874" style:font-size-asian="14pt" style:font-size-complex="14pt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Times New Roman" fo:font-size="14pt" fo:font-style="italic" officeooo:rsid="0002f9a7" officeooo:paragraph-rsid="0002f9a7" style:font-size-asian="14pt" style:font-style-asian="italic" style:font-size-complex="14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rsid="000a88d0" officeooo:paragraph-rsid="000a88d0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0b4f28" officeooo:paragraph-rsid="000b4f28" style:font-size-asian="14pt" style:font-size-complex="14pt"/>
    </style:style>
    <style:style style:name="T1" style:family="text">
      <style:text-properties officeooo:rsid="00010f34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use-window-font-color="true" style:font-name="Times New Roman" fo:font-size="14pt" style:text-underline-style="none" style:font-size-asian="14pt" style:font-size-complex="14pt"/>
    </style:style>
    <style:style style:name="T4" style:family="text">
      <style:text-properties officeooo:rsid="0002d71f"/>
    </style:style>
    <style:style style:name="T5" style:family="text">
      <style:text-properties officeooo:rsid="00051874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0b8f59" style:font-size-asian="14pt" style:font-size-complex="14pt"/>
    </style:style>
    <style:style style:name="T9" style:family="text">
      <style:text-properties style:font-name="Times New Roman" fo:font-size="14pt" officeooo:rsid="000b4f28" style:font-size-asian="14pt" style:font-size-complex="14pt"/>
    </style:style>
    <style:style style:name="T10" style:family="text">
      <style:text-properties style:font-name="Times New Roman" fo:font-size="14pt" officeooo:rsid="000d4739" style:font-size-asian="14pt" style:font-size-complex="14pt"/>
    </style:style>
    <style:style style:name="T11" style:family="text">
      <style:text-properties style:font-name="Times New Roman" fo:font-size="14pt" officeooo:rsid="000e734a" style:font-size-asian="14pt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font-name="Times New Roman" officeooo:rsid="000b4f28"/>
    </style:style>
    <style:style style:name="T15" style:family="text">
      <style:text-properties style:font-name="Times New Roman" officeooo:rsid="000e734a"/>
    </style:style>
    <style:style style:name="T16" style:family="text">
      <style:text-properties officeooo:rsid="000b4f28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НАЦІОНАЛЬНИЙ ТЕХНІЧНИЙ УНІВЕРСИТЕТ УКРАЇНИ</text:p>
      <text:p text:style-name="P7">“КИЇВСЬКИЙ ПОЛІТЕХНІЧНИЙ ІНСТИТУТ ім. ІГОРЯ СІКОРСЬКОГО”</text:p>
      <text:p text:style-name="P7">КАФЕДРА АВТОМАТИЗОВАНИХ СИСТЕМ ОБРОБКИ ІНФОРМАЦІЇ І УПРАВЛІННЯ</text:p>
      <text:p text:style-name="P7"/>
      <text:p text:style-name="P7"/>
      <text:p text:style-name="P7"/>
      <text:p text:style-name="P7"/>
      <text:p text:style-name="P7">Лабораторна робота № 1</text:p>
      <text:p text:style-name="P7">з дисципліни</text:p>
      <text:p text:style-name="P20"><text:span text:style-name="T2">“</text:span><text:a xlink:type="simple" xlink:href="http://wiki.kpi.ua/index.php/Методологія%20і%20технології%20побудови%20інформаційно-управляючих%20систем_(20102010)" text:style-name="Internet_20_link" text:visited-style-name="Visited_20_Internet_20_Link"><text:span text:style-name="T3">Методологія і технології побудови інформаційно-управляючих систем</text:span></text:a><text:span text:style-name="T2">”</text:span></text:p>
      <text:p text:style-name="P10">Варіант 4</text:p>
      <text:p text:style-name="P7"/>
      <text:p text:style-name="P7"/>
      <text:p text:style-name="P7"/>
      <text:p text:style-name="P7"/>
      <text:p text:style-name="P7"/>
      <text:p text:style-name="P7"/>
      <text:p text:style-name="P8">Виконала:</text:p>
      <text:p text:style-name="P8">студентка групи ІС-12мп</text:p>
      <text:p text:style-name="P8">Дмитрук О.Ю.</text:p>
      <text:p text:style-name="P8"/>
      <text:p text:style-name="P8">Перевіри<text:span text:style-name="T1">в</text:span>:</text:p>
      <text:p text:style-name="P8"><text:span text:style-name="T1">Попенко В.Д</text:span>.</text:p>
      <text:p text:style-name="P7"/>
      <text:p text:style-name="P7"/>
      <text:p text:style-name="P7"/>
      <text:p text:style-name="P7"/>
      <text:p text:style-name="P7"/>
      <text:p text:style-name="P7">Київ-2021</text:p>
      <text:p text:style-name="P15"><text:soft-page-break/>Завдання 1.1</text:p>
      <table:table table:name="Таблиця1" table:style-name="Таблиця1">
        <table:table-column table:style-name="Таблиця1.A"/>
        <table:table-column table:style-name="Таблиця1.B"/>
        <table:table-row table:style-name="TableLine93989317191456">
          <table:table-cell table:style-name="Таблиця1.A1" office:value-type="string">
            <text:p text:style-name="P9"><text:bookmark text:name="page3R_mcid19"/>Вартість автомобілю</text:p>
          </table:table-cell>
          <table:table-cell table:style-name="Таблиця1.B1" office:value-type="string">
            <text:p text:style-name="P7"><text:bookmark text:name="page3R_mcid20"/>$55<text:span text:style-name="T1">40</text:span></text:p>
          </table:table-cell>
        </table:table-row>
        <table:table-row table:style-name="TableLine93989317338512">
          <table:table-cell table:style-name="Таблиця1.A2" office:value-type="string">
            <text:p text:style-name="P9"><text:bookmark text:name="page3R_mcid22"/>Розрахункова ціна цього автомобіля в разі покупки нового після двох років експлуатації або 60 000 км пробігу </text:p>
          </table:table-cell>
          <table:table-cell table:style-name="Таблиця1.B2" office:value-type="string">
            <text:p text:style-name="P7"><text:bookmark text:name="page3R_mcid23"/>$<text:bookmark text:name="page3R_mcid24"/>1500<text:bookmark text:name="page3R_mcid25"/> </text:p>
            <text:p text:style-name="P28"/>
          </table:table-cell>
        </table:table-row>
        <table:table-row table:style-name="TableLine93989317340160">
          <table:table-cell table:style-name="Таблиця1.A2" office:value-type="string">
            <text:p text:style-name="P9"><text:bookmark text:name="page3R_mcid27"/>Технічне обслуговування кожні півроку </text:p>
          </table:table-cell>
          <table:table-cell table:style-name="Таблиця1.B2" office:value-type="string">
            <text:p text:style-name="P7"><text:bookmark text:name="page3R_mcid28"/>$<text:bookmark text:name="page3R_mcid29"/>60</text:p>
          </table:table-cell>
        </table:table-row>
        <table:table-row table:style-name="TableLine93989317340800">
          <table:table-cell table:style-name="Таблиця1.A2" office:value-type="string">
            <text:p text:style-name="P9"><text:bookmark text:name="page3R_mcid32"/>Запасні частини в розрахунку на 1000 км </text:p>
          </table:table-cell>
          <table:table-cell table:style-name="Таблиця1.B2" office:value-type="string">
            <text:p text:style-name="P7"><text:bookmark text:name="page3R_mcid33"/>$<text:bookmark text:name="page3R_mcid34"/>2<text:span text:style-name="T1">4</text:span></text:p>
          </table:table-cell>
        </table:table-row>
        <table:table-row table:style-name="TableLine93989317341600">
          <table:table-cell table:style-name="Таблиця1.A2" office:value-type="string">
            <text:p text:style-name="P9"><text:bookmark text:name="page3R_mcid38"/>Ліцензія на автомобільна рік </text:p>
          </table:table-cell>
          <table:table-cell table:style-name="Таблиця1.B2" office:value-type="string">
            <text:p text:style-name="P7"><text:bookmark text:name="page3R_mcid39"/>$<text:bookmark text:name="page3R_mcid40"/>80</text:p>
          </table:table-cell>
        </table:table-row>
        <table:table-row table:style-name="TableLine93989317342400">
          <table:table-cell table:style-name="Таблиця1.A2" office:value-type="string">
            <text:p text:style-name="P9"><text:bookmark text:name="page3R_mcid43"/>Страховий платіж на рік </text:p>
          </table:table-cell>
          <table:table-cell table:style-name="Таблиця1.B2" office:value-type="string">
            <text:p text:style-name="P7"><text:bookmark text:name="page3R_mcid44"/>$<text:bookmark text:name="page3R_mcid45"/>150<text:bookmark text:name="page3R_mcid46"/> </text:p>
          </table:table-cell>
        </table:table-row>
        <table:table-row table:style-name="TableLine93989317343152">
          <table:table-cell table:style-name="Таблиця1.A2" office:value-type="string">
            <text:p text:style-name="P9"><text:bookmark text:name="page3R_mcid48"/>Заміна шин після 25 000 км, 4 шт. по <text:bookmark text:name="page3R_mcid49"/>$<text:bookmark text:name="page3R_mcid50"/>37.5 за кожну</text:p>
          </table:table-cell>
          <table:table-cell table:style-name="Таблиця1.B2" office:value-type="string">
            <text:p text:style-name="P7"><text:bookmark text:name="page3R_mcid441"/>$<text:bookmark text:name="page3R_mcid451"/>150<text:bookmark text:name="page3R_mcid461"/> </text:p>
          </table:table-cell>
        </table:table-row>
        <table:table-row table:style-name="TableLine93989317343952">
          <table:table-cell table:style-name="Таблиця1.A2" office:value-type="string">
            <text:p text:style-name="P9"><text:bookmark text:name="page3R_mcid56"/>Бензин за літр </text:p>
          </table:table-cell>
          <table:table-cell table:style-name="Таблиця1.B2" office:value-type="string">
            <text:p text:style-name="P7"><text:bookmark text:name="page3R_mcid57"/>$<text:bookmark text:name="page3R_mcid58"/>1.2</text:p>
          </table:table-cell>
        </table:table-row>
        <table:table-row table:style-name="TableLine93989317344752">
          <table:table-cell table:style-name="Таблиця1.A2" office:value-type="string">
            <text:p text:style-name="P9"><text:bookmark text:name="page3R_mcid61"/>Середні витрати палива на 100км</text:p>
          </table:table-cell>
          <table:table-cell table:style-name="Таблиця1.B2" office:value-type="string">
            <text:p text:style-name="P30">10 л</text:p>
          </table:table-cell>
        </table:table-row>
      </table:table>
      <text:p text:style-name="P11"/>
      <text:p text:style-name="P1">Постійні та змінні витрати:</text:p>
      <table:table table:name="Таблиця2" table:style-name="Таблиця2">
        <table:table-column table:style-name="Таблиця2.A"/>
        <table:table-column table:style-name="Таблиця2.B"/>
        <table:table-row table:style-name="TableLine93989317346528">
          <table:table-cell table:style-name="Таблиця2.A1" office:value-type="string">
            <text:p text:style-name="P31">Постійні витрати</text:p>
          </table:table-cell>
          <table:table-cell table:style-name="Таблиця2.B1" office:value-type="string">
            <text:p text:style-name="P31">Змінні витрати</text:p>
          </table:table-cell>
        </table:table-row>
        <table:table-row table:style-name="TableLine93989317358912">
          <table:table-cell table:style-name="Таблиця2.A5" office:value-type="string">
            <text:p text:style-name="P33">Амортизація - $2020</text:p>
          </table:table-cell>
          <table:table-cell table:style-name="Таблиця2.B5" office:value-type="string">
            <text:p text:style-name="P33">Запасні частини - $<text:bookmark text:name="page3R_mcid341"/>2<text:span text:style-name="T1">4/</text:span>1000 км</text:p>
          </table:table-cell>
        </table:table-row>
        <table:table-row table:style-name="TableLine93989317360304">
          <table:table-cell table:style-name="Таблиця2.A5" office:value-type="string">
            <text:p text:style-name="P33">Обслуговування - $120 ($60 * 2)</text:p>
          </table:table-cell>
          <table:table-cell table:style-name="Таблиця2.B5" office:value-type="string">
            <text:p text:style-name="P33">Шини - $<text:bookmark text:name="page3R_mcid342"/>6 ($<text:bookmark text:name="page3R_mcid343"/>150 * 1/25)</text:p>
          </table:table-cell>
        </table:table-row>
        <table:table-row table:style-name="TableLine93989317360944">
          <table:table-cell table:style-name="Таблиця2.A5" office:value-type="string">
            <text:p text:style-name="P33">Ліцензія - $80</text:p>
          </table:table-cell>
          <table:table-cell table:style-name="Таблиця2.B5" office:value-type="string">
            <text:p text:style-name="P33">Бензин - $12<text:span text:style-name="T5">0/1000 км</text:span></text:p>
          </table:table-cell>
        </table:table-row>
        <table:table-row table:style-name="TableLine93989317361744">
          <table:table-cell table:style-name="Таблиця2.A5" office:value-type="string">
            <text:p text:style-name="P33">Страховий платіж - $150</text:p>
          </table:table-cell>
          <table:table-cell table:style-name="Таблиця2.B5" office:value-type="string">
            <text:p text:style-name="P29"/>
          </table:table-cell>
        </table:table-row>
      </table:table>
      <text:p text:style-name="P1"/>
      <text:p text:style-name="P2">Вправа 1.1.1</text:p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 table:number-columns-repeated="4"/>
        <table:table-row table:style-name="TableLine93989317363168">
          <table:table-cell table:style-name="Таблиця3.A1" table:number-rows-spanned="2" office:value-type="string">
            <text:p text:style-name="P36">№пп</text:p>
          </table:table-cell>
          <table:table-cell table:style-name="Таблиця3.A1" table:number-rows-spanned="2" office:value-type="string">
            <text:p text:style-name="P18"><text:bookmark text:name="page3R_mcid72"/>Показник</text:p>
            <text:p text:style-name="P29"/>
          </table:table-cell>
          <table:table-cell table:style-name="Таблиця3.C1" table:number-columns-spanned="4" office:value-type="string">
            <text:p text:style-name="P18"><text:bookmark text:name="page3R_mcid73"/>Річний пробіг, км </text:p>
          </table:table-cell>
          <table:covered-table-cell/>
          <table:covered-table-cell/>
          <table:covered-table-cell/>
        </table:table-row>
        <table:table-row table:style-name="TableLine93989317163104">
          <table:covered-table-cell/>
          <table:covered-table-cell/>
          <table:table-cell table:style-name="Таблиця3.C2" office:value-type="string">
            <text:p text:style-name="P34">10000</text:p>
          </table:table-cell>
          <table:table-cell table:style-name="Таблиця3.C2" office:value-type="string">
            <text:p text:style-name="P34">15000</text:p>
          </table:table-cell>
          <table:table-cell table:style-name="Таблиця3.C2" office:value-type="string">
            <text:p text:style-name="P34">30000</text:p>
          </table:table-cell>
          <table:table-cell table:style-name="Таблиця3.F2" office:value-type="string">
            <text:p text:style-name="P34">54000</text:p>
          </table:table-cell>
        </table:table-row>
        <table:table-row table:style-name="TableLine93989317411808">
          <table:table-cell table:style-name="Таблиця3.A8" office:value-type="string">
            <text:p text:style-name="P34">1</text:p>
          </table:table-cell>
          <table:table-cell table:style-name="Таблиця3.B8" office:value-type="string">
            <text:p text:style-name="P9"><text:bookmark text:name="page3R_mcid84"/>Загальні змінні витрати </text:p>
          </table:table-cell>
          <table:table-cell table:style-name="Таблиця3.C3" office:value-type="string">
            <text:p text:style-name="P32">$<text:span text:style-name="T5">1500</text:span></text:p>
          </table:table-cell>
          <table:table-cell table:style-name="Таблиця3.D8" office:value-type="string">
            <text:p text:style-name="P32">$<text:span text:style-name="T5">2250</text:span></text:p>
          </table:table-cell>
          <table:table-cell table:style-name="Таблиця3.E8" office:value-type="string">
            <text:p text:style-name="P32">$<text:span text:style-name="T5">4500</text:span></text:p>
          </table:table-cell>
          <table:table-cell table:style-name="Таблиця3.F3" office:value-type="string">
            <text:p text:style-name="P32">$<text:span text:style-name="T5">8100</text:span></text:p>
          </table:table-cell>
        </table:table-row>
        <table:table-row table:style-name="TableLine93989317416160">
          <table:table-cell table:style-name="Таблиця3.A8" office:value-type="string">
            <text:p text:style-name="P34">2</text:p>
          </table:table-cell>
          <table:table-cell table:style-name="Таблиця3.B8" office:value-type="string">
            <text:p text:style-name="P9"><text:bookmark text:name="page3R_mcid91"/>Загальні постійні витрати</text:p>
          </table:table-cell>
          <table:table-cell table:style-name="Таблиця3.C4" office:value-type="string">
            <text:p text:style-name="P32">$<text:span text:style-name="T5">2370</text:span></text:p>
          </table:table-cell>
          <table:table-cell table:style-name="Таблиця3.D8" office:value-type="string">
            <text:p text:style-name="P32">$<text:span text:style-name="T5">2370</text:span></text:p>
          </table:table-cell>
          <table:table-cell table:style-name="Таблиця3.E8" office:value-type="string">
            <text:p text:style-name="P32">$<text:span text:style-name="T5">2370</text:span></text:p>
          </table:table-cell>
          <table:table-cell table:style-name="Таблиця3.F4" office:value-type="string">
            <text:p text:style-name="P32">$<text:span text:style-name="T5">2370</text:span></text:p>
          </table:table-cell>
        </table:table-row>
        <table:table-row table:style-name="TableLine93989317418464">
          <table:table-cell table:style-name="Таблиця3.A8" office:value-type="string">
            <text:p text:style-name="P34">3</text:p>
          </table:table-cell>
          <table:table-cell table:style-name="Таблиця3.B8" office:value-type="string">
            <text:p text:style-name="P9"><text:bookmark text:name="page3R_mcid98"/>Загальні витрати </text:p>
          </table:table-cell>
          <table:table-cell table:style-name="Таблиця3.C5" office:value-type="string">
            <text:p text:style-name="P32">$<text:span text:style-name="T5">3870</text:span></text:p>
          </table:table-cell>
          <table:table-cell table:style-name="Таблиця3.D8" office:value-type="string">
            <text:p text:style-name="P32">$<text:span text:style-name="T5">4620</text:span></text:p>
          </table:table-cell>
          <table:table-cell table:style-name="Таблиця3.E8" office:value-type="string">
            <text:p text:style-name="P32">$<text:span text:style-name="T5">6870</text:span></text:p>
          </table:table-cell>
          <table:table-cell table:style-name="Таблиця3.F5" office:value-type="string">
            <text:p text:style-name="P32">$<text:span text:style-name="T5">10470</text:span></text:p>
          </table:table-cell>
        </table:table-row>
        <text:soft-page-break/>
        <table:table-row table:style-name="TableLine93989317421088">
          <table:table-cell table:style-name="Таблиця3.A8" office:value-type="string">
            <text:p text:style-name="P34">4</text:p>
          </table:table-cell>
          <table:table-cell table:style-name="Таблиця3.B8" office:value-type="string">
            <text:p text:style-name="P9"><text:bookmark text:name="page3R_mcid105"/>Змінні витрати в розрахунку на 1км </text:p>
          </table:table-cell>
          <table:table-cell table:style-name="Таблиця3.C6" office:value-type="string">
            <text:p text:style-name="P32">$<text:span text:style-name="T5">0.15</text:span></text:p>
          </table:table-cell>
          <table:table-cell table:style-name="Таблиця3.D8" office:value-type="string">
            <text:p text:style-name="P32">$<text:span text:style-name="T5">0.15</text:span></text:p>
          </table:table-cell>
          <table:table-cell table:style-name="Таблиця3.E8" office:value-type="string">
            <text:p text:style-name="P32">$<text:span text:style-name="T5">0.15</text:span></text:p>
          </table:table-cell>
          <table:table-cell table:style-name="Таблиця3.F6" office:value-type="string">
            <text:p text:style-name="P32">$<text:span text:style-name="T5">0.15</text:span></text:p>
          </table:table-cell>
        </table:table-row>
        <table:table-row table:style-name="TableLine93989317423456">
          <table:table-cell table:style-name="Таблиця3.A8" office:value-type="string">
            <text:p text:style-name="P34">5</text:p>
          </table:table-cell>
          <table:table-cell table:style-name="Таблиця3.B8" office:value-type="string">
            <text:p text:style-name="P9"><text:bookmark text:name="page3R_mcid112"/>Постійні витрати в розрахунку на 1км </text:p>
          </table:table-cell>
          <table:table-cell table:style-name="Таблиця3.C7" office:value-type="string">
            <text:p text:style-name="P32">$<text:span text:style-name="T5">0.237</text:span></text:p>
          </table:table-cell>
          <table:table-cell table:style-name="Таблиця3.D8" office:value-type="string">
            <text:p text:style-name="P32">$<text:span text:style-name="T5">0.158</text:span></text:p>
          </table:table-cell>
          <table:table-cell table:style-name="Таблиця3.E8" office:value-type="string">
            <text:p text:style-name="P32">$<text:span text:style-name="T5">0.079</text:span></text:p>
          </table:table-cell>
          <table:table-cell table:style-name="Таблиця3.F7" office:value-type="string">
            <text:p text:style-name="P32">$<text:span text:style-name="T5">0.0439</text:span></text:p>
          </table:table-cell>
        </table:table-row>
        <table:table-row table:style-name="TableLine93989317425872">
          <table:table-cell table:style-name="Таблиця3.A8" office:value-type="string">
            <text:p text:style-name="P34">6</text:p>
          </table:table-cell>
          <table:table-cell table:style-name="Таблиця3.B8" office:value-type="string">
            <text:p text:style-name="P9"><text:bookmark text:name="page3R_mcid119"/>Загальні витрати в розрахунку на 1км</text:p>
          </table:table-cell>
          <table:table-cell table:style-name="Таблиця3.C8" office:value-type="string">
            <text:p text:style-name="P32">$<text:span text:style-name="T5">0.387</text:span></text:p>
          </table:table-cell>
          <table:table-cell table:style-name="Таблиця3.D8" office:value-type="string">
            <text:p text:style-name="P32">$<text:span text:style-name="T5">0.308</text:span></text:p>
          </table:table-cell>
          <table:table-cell table:style-name="Таблиця3.E8" office:value-type="string">
            <text:p text:style-name="P35"><text:span text:style-name="T4">$</text:span>0.229</text:p>
          </table:table-cell>
          <table:table-cell table:style-name="Таблиця3.F8" office:value-type="string">
            <text:p text:style-name="P32">$<text:span text:style-name="T5">0.1939</text:span></text:p>
          </table:table-cell>
        </table:table-row>
      </table:table>
      <text:p text:style-name="P2"/>
      <text:p text:style-name="P2"/>
      <text:p text:style-name="P3"><draw:frame draw:style-name="fr1" draw:name="Об'єкт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Графік 1 — Графік для пункту 3</text:p>
      <text:p text:style-name="P3"/>
      <text:p text:style-name="P4"><draw:frame draw:style-name="fr1" draw:name="Об'єкт2" text:anchor-type="char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/draw:frame><text:soft-page-break/>Графік 2 — Графік для пункту 6</text:p>
      <text:p text:style-name="P16">Задача 1.2</text:p>
      <table:table table:name="Таблиця4" table:style-name="Таблиця4">
        <table:table-column table:style-name="Таблиця4.A" table:number-columns-repeated="3"/>
        <table:table-row table:style-name="TableLine93989327214592">
          <table:table-cell table:style-name="Таблиця4.A1" office:value-type="string">
            <text:p text:style-name="P23"><text:bookmark text:name="page3R_mcid135"/>Час роботи обладнання</text:p>
          </table:table-cell>
          <table:table-cell table:style-name="Таблиця4.A1" office:value-type="string">
            <text:p text:style-name="P22"><text:bookmark text:name="page3R_mcid136"/>17 000</text:p>
          </table:table-cell>
          <table:table-cell table:style-name="Таблиця4.C1" office:value-type="string">
            <text:p text:style-name="P37">18500</text:p>
          </table:table-cell>
        </table:table-row>
        <table:table-row table:style-name="TableLine93989327214592">
          <table:table-cell table:style-name="Таблиця4.A2" office:value-type="string">
            <text:p text:style-name="P23"><text:bookmark text:name="page3R_mcid139"/>Накладні витрати,<text:bookmark text:name="page3R_mcid140"/> <text:bookmark text:name="page3R_mcid141"/>$<text:bookmark text:name="page3R_mcid142"/> </text:p>
          </table:table-cell>
          <table:table-cell table:style-name="Таблиця4.A2" office:value-type="string">
            <text:p text:style-name="P37">247100</text:p>
          </table:table-cell>
          <table:table-cell table:style-name="Таблиця4.C2" office:value-type="string">
            <text:p text:style-name="P37">252350</text:p>
          </table:table-cell>
        </table:table-row>
      </table:table>
      <text:p text:style-name="P5"/>
      <text:p text:style-name="P5">Накладні змінні витрати = (17000 + 18500) * <text:span text:style-name="T6">$</text:span>3,5 = <text:span text:style-name="T6">$124250</text:span></text:p>
      <text:p text:style-name="P6"><text:span text:style-name="T6">Накладні постійні витрати = 247100 + 252350 - 124250 = $</text:span><text:span text:style-name="T14">375200</text:span></text:p>
      <text:p text:style-name="P12"><text:span text:style-name="T6">Накладні постійні витрати підрозділу 1 = 247100 - 17000 * 3,5 = $187600</text:span></text:p>
      <text:p text:style-name="P12"><text:span text:style-name="T6">Накладні постійні витрати підрозділу 2 = 2</text:span><text:span text:style-name="T15">5235</text:span><text:span text:style-name="T6">0 - 18500 * 3,5 = $18</text:span><text:span text:style-name="T15">7600</text:span></text:p>
      <text:p text:style-name="P17"><text:span text:style-name="T6">Задача 1.3.а</text:span></text:p>
      <table:table table:name="Таблиця5" table:style-name="Таблиця5">
        <table:table-column table:style-name="Таблиця5.A"/>
        <table:table-column table:style-name="Таблиця5.B" table:number-columns-repeated="2"/>
        <table:table-row table:style-name="TableLine93989354661072">
          <table:table-cell table:style-name="Таблиця5.A1" office:value-type="string">
            <text:p text:style-name="P24"><text:bookmark text:name="page45R_mcid21"/>Установка </text:p>
          </table:table-cell>
          <table:table-cell table:style-name="Таблиця5.A1" office:value-type="string">
            <text:p text:style-name="P22"><text:bookmark text:name="page45R_mcid22"/>XR<text:bookmark text:name="page45R_mcid23"/>1</text:p>
          </table:table-cell>
          <table:table-cell table:style-name="Таблиця5.C1" office:value-type="string">
            <text:p text:style-name="P22"><text:bookmark text:name="page45R_mcid221"/>XR<text:span text:style-name="T16">2</text:span></text:p>
          </table:table-cell>
        </table:table-row>
        <table:table-row table:style-name="TableLine93989354661072">
          <table:table-cell table:style-name="Таблиця5.A2" office:value-type="string">
            <text:p text:style-name="P23"><text:bookmark text:name="page45R_mcid29"/>Час роботи, годин </text:p>
          </table:table-cell>
          <table:table-cell table:style-name="Таблиця5.A2" office:value-type="string">
            <text:p text:style-name="P38">1100</text:p>
          </table:table-cell>
          <table:table-cell table:style-name="Таблиця5.C2" office:value-type="string">
            <text:p text:style-name="P38">2000</text:p>
          </table:table-cell>
        </table:table-row>
        <table:table-row table:style-name="TableLine93989354661072">
          <table:table-cell table:style-name="Таблиця5.A2" office:value-type="string">
            <text:p text:style-name="P23"><text:bookmark text:name="page45R_mcid33"/>Змінні витрати на експлуатацію (за виключенням <text:line-break/>спеціальних пластин), <text:bookmark text:name="page45R_mcid34"/>$</text:p>
          </table:table-cell>
          <table:table-cell table:style-name="Таблиця5.A2" office:value-type="string">
            <text:p text:style-name="P38">27900</text:p>
          </table:table-cell>
          <table:table-cell table:style-name="Таблиця5.C2" office:value-type="string">
            <text:p text:style-name="P38">64400</text:p>
          </table:table-cell>
        </table:table-row>
        <table:table-row table:style-name="TableLine93989354661072">
          <table:table-cell table:style-name="Таблиця5.A2" office:value-type="string">
            <text:p text:style-name="P23"><text:bookmark text:name="page45R_mcid44"/>Постійні витрати<text:bookmark text:name="page45R_mcid45"/>, $</text:p>
          </table:table-cell>
          <table:table-cell table:style-name="Таблиця5.A2" office:value-type="string">
            <text:p text:style-name="P38">20000</text:p>
          </table:table-cell>
          <table:table-cell table:style-name="Таблиця5.C2" office:value-type="string">
            <text:p text:style-name="P38">97500</text:p>
          </table:table-cell>
        </table:table-row>
      </table:table>
      <text:p text:style-name="P13"><text:span text:style-name="T6"/></text:p>
      <text:p text:style-name="P14"><text:span text:style-name="T6">1100 / 4 = 275 — сканувань виконує XR</text:span><text:bookmark text:name="page45R_mcid232"/><text:span text:style-name="T6">1 за час експлуатації</text:span></text:p>
      <text:p text:style-name="P14"><text:span text:style-name="T6">2000 / 1.8 = 1111 — сканувань виконує XR</text:span><text:span text:style-name="T14">2 </text:span><text:span text:style-name="T6">за час експлуатації</text:span></text:p>
      <text:p text:style-name="P21"><text:span text:style-name="T8">$27900 + 275 * $4</text:span><text:span text:style-name="T11">0</text:span><text:span text:style-name="T8"> = $</text:span><text:span text:style-name="T11">38900</text:span><text:span text:style-name="T8"> — загальні змінні витрати XR</text:span><text:bookmark text:name="page45R_mcid233"/><text:span text:style-name="T8">1</text:span></text:p>
      <text:p text:style-name="P21"><text:span text:style-name="T8">$64400 + 1111 * $55 = $125505 — загальні змінні витрати XR</text:span><text:span text:style-name="T9">2</text:span></text:p>
      <text:p text:style-name="P25"><text:soft-page-break/><text:span text:style-name="T9">$</text:span><text:span text:style-name="T11">38900</text:span><text:span text:style-name="T2"> + $20000 = $</text:span><text:span text:style-name="T11">58900</text:span><text:span text:style-name="T2"> — загальні витрати XR</text:span><text:bookmark text:name="page45R_mcid2331"/><text:span text:style-name="T2">1</text:span></text:p>
      <text:p text:style-name="P25"><text:span text:style-name="T2">$125505 + $97500 = $223005 — загальні витрати XR2</text:span></text:p>
      <text:p text:style-name="P25"><text:span text:style-name="T2">275 * 0,9 = 247,5 — чітких знімків на XR</text:span><text:bookmark text:name="page45R_mcid23312"/><text:span text:style-name="T2">1 за експлуатацію </text:span></text:p>
      <text:p text:style-name="P25"><text:span text:style-name="T2">1111 * 0,94 = 1044,34 <text:s/>— чітких знімків на XR</text:span><text:span text:style-name="T10">2</text:span><text:span text:style-name="T2"> </text:span></text:p>
      <text:p text:style-name="P26"><text:span text:style-name="T2">$</text:span><text:span text:style-name="T11">58900</text:span><text:span text:style-name="T2"> / </text:span><text:span text:style-name="T10">247</text:span><text:span text:style-name="T11">,5</text:span><text:span text:style-name="T10"> = </text:span><text:span text:style-name="T2">$</text:span><text:span text:style-name="T11">237,98</text:span><text:span text:style-name="T10"> — ціна одного чіткого знімку на <text:s/></text:span><text:span text:style-name="T2">XR</text:span><text:bookmark text:name="page45R_mcid233122"/><text:span text:style-name="T2">1</text:span></text:p>
      <text:p text:style-name="P26"><text:span text:style-name="T2">$223005 </text:span><text:span text:style-name="T10">/ 1044 = </text:span><text:span text:style-name="T2">$</text:span><text:span text:style-name="T10">213,606322 — ціна одного чіткого знімку на <text:s/></text:span><text:span text:style-name="T2">XR</text:span><text:span text:style-name="T10">2</text:span></text:p>
      <text:p text:style-name="P27"><text:span text:style-name="T13">Відповідь: </text:span><text:span text:style-name="T8">XR</text:span><text:span text:style-name="T11">2</text:span><text:span text:style-name="T8"> </text:span><text:span text:style-name="T2">краще ніж </text:span><text:span text:style-name="T8">XR</text:span><text:span text:style-name="T11">1</text:span><text:span text:style-name="T2">, оскільки ціна одного чіткого знімку на </text:span><text:span text:style-name="T8">XR</text:span><text:span text:style-name="T11">2</text:span><text:span text:style-name="T2"> менша від ціни одного чіткого знімку на </text:span><text:span text:style-name="T8">XR</text:span><text:span text:style-name="T11">1</text:span><text:span text:style-name="T2"> (</text:span><text:span text:style-name="T8">$</text:span><text:span text:style-name="T2">213,606322 </text:span><text:span text:style-name="T11">&lt; </text:span><text:span text:style-name="T8">$</text:span><text:span text:style-name="T11">237,98</text:span><text:span text:style-name="T2">)</text:span></text:p>
      <text:p text:style-name="P5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21:55:21.131146295</meta:creation-date>
    <dc:date>2021-09-20T23:45:07.782136963</dc:date>
    <meta:editing-duration>P1DT13M54S</meta:editing-duration>
    <meta:editing-cycles>4</meta:editing-cycles>
    <meta:generator>LibreOffice/6.4.7.2$Linux_X86_64 LibreOffice_project/40$Build-2</meta:generator>
    <meta:document-statistic meta:table-count="5" meta:image-count="0" meta:object-count="2" meta:page-count="5" meta:paragraph-count="123" meta:word-count="441" meta:character-count="2602" meta:non-whitespace-character-count="224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1.929cm" svg:y="4.2cm" style:legend-expansion="high" chart:style-name="ch2"/>
        <chart:plot-area chart:style-name="ch3" chart:data-source-has-labels="both" svg:x="1.33cm" svg:y="0.179cm" svg:width="10.28cm" svg:height="7.66cm">
          <chartooo:coordinate-region svg:x="2.322cm" svg:y="0.378cm" svg:width="8.638cm" svg:height="6.814cm"/>
          <chart:axis chart:dimension="x" chart:name="primary-x" chart:style-name="ch4" chartooo:axis-type="auto">
            <chartooo:date-scale/>
            <chart:title svg:x="5.672cm" svg:y="8.018cm" chart:style-name="ch5">
              <text:p>Пробіг, км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495cm" chart:style-name="ch7">
              <text:p>Загальні витрати, $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альні витрати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string">
                <text:p>54000</text:p>
              </table:table-cell>
              <table:table-cell office:value-type="float" office:value="10470">
                <text:p>10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0.156cm" svg:y="4.001cm" style:legend-expansion="high" chart:style-name="ch2"/>
        <chart:plot-area chart:style-name="ch3" chart:data-source-has-labels="both" svg:x="1.33cm" svg:y="0.179cm" svg:width="8.507cm" svg:height="7.66cm">
          <chartooo:coordinate-region svg:x="2.242cm" svg:y="0.378cm" svg:width="7.13cm" svg:height="6.814cm"/>
          <chart:axis chart:dimension="x" chart:name="primary-x" chart:style-name="ch4" chartooo:axis-type="auto">
            <chartooo:date-scale/>
            <chart:title svg:x="4.785cm" svg:y="8.018cm" chart:style-name="ch5">
              <text:p>Прогін, км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7.03cm" chart:style-name="ch7">
              <text:p>Загальні витрати в розрахунку на 1км, $</text:p>
            </chart:title>
            <chart:grid chart:style-name="ch8" chart:class="major"/>
          </chart:axis>
          <chart:series chart:style-name="ch9" chart:values-cell-range-address="local-table.$B$2:.$B$5" chart:label-cell-address="local-table.$B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гальні витрати в розрахунку на 1км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54000</text:p>
              </table:table-cell>
              <table:table-cell office:value-type="float" office:value="0.1939">
                <text:p>0.1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